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Es una pieza de software que entre otras dos</text:p>
      <text:p text:style-name="Standard"/>
      <text:p text:style-name="Standard"># En express especificamente la manera en la que funcionan los middlewares </text:p>
      <text:p text:style-name="Standard">es mediante la firma req object, res object y la funcionalidad next()</text:p>
      <text:p text:style-name="Standard"/>
      <text:p text:style-name="Standard"># La forma en como express sabe que es un middleware es cuando tiene la funcion next()</text:p>
      <text:p text:style-name="Standard"/>
      <text:p text:style-name="Standard">en el middleware podemos hacer culquier cosa como modificar req y res object</text:p>
      <text:p text:style-name="Standard">y la manera de como ejecutamos el siguiente middleware es con next()</text:p>
      <text:p text:style-name="Standard"/>
      <text:p text:style-name="Standard"/>
      <text:p text:style-name="Standard">function (req,res,next){</text:p>
      <text:p text:style-name="Standard"><text:s text:c="4"/>next()</text:p>
      <text:p text:style-name="Standard">}</text:p>
      <text:p text:style-name="Standard"># <text:s/>al momento de poner un parametro en next(); este arroja los middleware </text:p>
      <text:p text:style-name="Standard"># de error Los middleware en next de formato error tienen una firma diferente</text:p>
      <text:p text:style-name="Standard"><text:s text:c="2"/>en vez de recibir 3 parametros reciben 4 que será el error</text:p>
      <text:p text:style-name="Standard"/>
      <text:p text:style-name="Standard"><text:s text:c="2"/>function errorHandler(err, req, res, next){</text:p>
      <text:p text:style-name="Standard"><text:s text:c="6"/>res.status(err.status || 500)</text:p>
      <text:p text:style-name="Standard"><text:s text:c="6"/>res.json( { error:err } )</text:p>
      <text:p text:style-name="Standard"><text:s text:c="2"/>}</text:p>
      <text:p text:style-name="Standard"/>
      <text:p text:style-name="Standard"><text:s text:c="2"/>############################# COMO USARLO ##############################</text:p>
      <text:p text:style-name="Standard"/>
      <text:p text:style-name="Standard"><text:s text:c="2"/>utils/middleware/errorHandler.js</text:p>
      <text:p text:style-name="Standard"/>
      <text:p text:style-name="Standard"><text:s text:c="2"/>################ Manejo de errores asíncronos y síncronos en Express <text:s/>#######</text:p>
      <text:p text:style-name="Standard"/>
      <text:p text:style-name="Standard">https://expressjs.com/en/guide/error-handling.html</text:p>
      <text:p text:style-name="Standard"/>
      <text:p text:style-name="Standard">############### Capa de validación de datos usando un middleware #################</text:p>
      <text:p text:style-name="Standard"/>
      <text:p text:style-name="Standard">//es necesaria cuando se consumen nuestros endpoints; estos no saben que datos</text:p>
      <text:p text:style-name="Standard">//les estamos enviando en que formato</text:p>
      <text:p text:style-name="Standard">//entonces podemos validar el tipo de dato o si tiene o no datos</text:p>
      <text:p text:style-name="Standard"/>
      <text:p text:style-name="Standard">//esto con la finalidad de que neustro cliente sepa como consuimior nuestro api</text:p>
      <text:p text:style-name="Standard"/>
      <text:p text:style-name="Standard">middleware/validationHandler.js <text:s text:c="2"/></text:p>
      <text:p text:style-name="Standard"/>
      <text:p text:style-name="Standard"/>
      <text:p text:style-name="Standard">############################# JOI y BOOM ###########################</text:p>
      <text:p text:style-name="Standard">son tecnologias del ecosistema happy js</text:p>
      <text:p text:style-name="Standard">las cuales integraremos como middleware en express</text:p>
      <text:p text:style-name="Standard"/>
      <text:p text:style-name="Standard">JOI -&gt; nos ayudara a validar los esquemas</text:p>
      <text:p text:style-name="Standard">BOOM -&gt; maneja los errores de una manera mucho mas comprensible</text:p>
      <text:p text:style-name="Standard"/>
      <text:p text:style-name="Standard"><text:soft-page-break/></text:p>
      <text:p text:style-name="Standard">################## implementando boom ---------------------------------</text:p>
      <text:p text:style-name="Standard"># usaremos boom en nuestros error handles que usamos con anterioridad</text:p>
      <text:p text:style-name="Standard"/>
      <text:p text:style-name="Standard">%%%% npm i @hapi/boom</text:p>
      <text:p text:style-name="Standard"/>
      <text:p text:style-name="Standard">modificamos utils/middleware/errorhandler.js</text:p>
      <text:p text:style-name="Standard"/>
      <text:p text:style-name="Standard">y le añadimos el nuevo middleware boom a index.js</text:p>
      <text:p text:style-name="Standard"/>
      <text:p text:style-name="Standard">tambien en validationHandler.js</text:p>
      <text:p text:style-name="Standard"/>
      <text:p text:style-name="Standard">################## <text:s text:c="2"/>implementando JOI ----------------------------</text:p>
      <text:p text:style-name="Standard"/>
      <text:p text:style-name="Standard">%%%%%% npm install --save @hapi/joi@15.0.3</text:p>
      <text:p text:style-name="Standard"/>
      <text:p text:style-name="Standard"># modificar funcion para validar el sschema con joi</text:p>
      <text:p text:style-name="Standard"><text:s text:c="2"/>utils/moddleware/validationHandler.js</text:p>
      <text:p text:style-name="Standard"/>
      <text:p text:style-name="Standard"># creamos esquema para los datos</text:p>
      <text:p text:style-name="Standard"><text:s/>utils/schemas/movies</text:p>
      <text:p text:style-name="Standard"/>
      <text:p text:style-name="Standard"># lo integramos en las rutas que pasan por los servicios para llamar</text:p>
      <text:p text:style-name="Standard">a los datos de mongo d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8T19:29:13.665000000</meta:creation-date>
    <dc:date>2021-02-18T19:29:48.595000000</dc:date>
    <meta:editing-duration>PT35S</meta:editing-duration>
    <meta:editing-cycles>1</meta:editing-cycles>
    <meta:generator>LibreOffice/6.2.6.2$Windows_X86_64 LibreOffice_project/684e730861356e74889dfe6dbddd3562aae2e6ad</meta:generator>
    <meta:document-statistic meta:table-count="0" meta:image-count="0" meta:object-count="0" meta:page-count="2" meta:paragraph-count="45" meta:word-count="320" meta:character-count="2280" meta:non-whitespace-character-count="1966"/>
  </office:meta>
</office:document-meta>
</file>